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FontAwesome" svg:font-family="FontAwesome"/>
    <style:font-face style:name="OpenSymbol" svg:font-family="OpenSymbol, 'Arial Unicode MS'"/>
    <style:font-face style:name="Symbol1" svg:font-family="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style:tab-stops>
          <style:tab-stop style:position="0.25in"/>
        </style:tab-stops>
      </style:paragraph-properties>
      <style:text-properties style:font-name="Liberation Serif1" fo:font-size="10pt" style:font-size-asian="10pt" style:font-name-complex="Liberation Serif1" style:font-size-complex="10pt"/>
    </style:style>
    <style:style style:name="P3" style:family="paragraph" style:parent-style-name="Standard">
      <style:paragraph-properties fo:margin-left="0in" fo:margin-right="0in" fo:margin-top="0in" fo:margin-bottom="0.0598in" loext:contextual-spacing="true" fo:text-indent="0in" style:auto-text-indent="false">
        <style:tab-stops>
          <style:tab-stop style:position="0.25in"/>
        </style:tab-stops>
      </style:paragraph-properties>
      <style:text-properties style:font-name="Liberation Serif1" fo:font-size="10pt" style:font-size-asian="10pt" style:font-name-complex="Liberation Serif1" style:font-size-complex="10pt"/>
    </style:style>
    <style:style style:name="P4" style:family="paragraph" style:parent-style-name="Standard">
      <style:paragraph-properties fo:margin-top="0in" fo:margin-bottom="0.0835in" loext:contextual-spacing="false" fo:line-height="150%">
        <style:tab-stops>
          <style:tab-stop style:position="0.25in"/>
        </style:tab-stops>
      </style:paragraph-properties>
    </style:style>
    <style:style style:name="P5" style:family="paragraph" style:parent-style-name="Standard">
      <style:paragraph-properties fo:margin-top="0in" fo:margin-bottom="0.0835in" loext:contextual-spacing="false" fo:line-height="150%"/>
      <style:text-properties officeooo:paragraph-rsid="001601f1"/>
    </style:style>
    <style:style style:name="P6" style:family="paragraph" style:parent-style-name="Standard">
      <style:paragraph-properties fo:margin-top="0in" fo:margin-bottom="0.0835in" loext:contextual-spacing="false" fo:line-height="150%"/>
      <style:text-properties style:font-name="Liberation Serif1" fo:font-size="13pt" style:text-underline-style="solid" style:text-underline-width="auto" style:text-underline-color="font-color" fo:font-weight="bold" style:font-size-asian="13pt" style:font-weight-asian="bold" style:font-name-complex="Liberation Serif1" style:font-size-complex="13pt"/>
    </style:style>
    <style:style style:name="P7" style:family="paragraph" style:parent-style-name="Standard">
      <style:paragraph-properties fo:margin-top="0in" fo:margin-bottom="0.0835in" loext:contextual-spacing="false" fo:text-align="center" style:justify-single-word="false"/>
    </style:style>
    <style:style style:name="P8" style:family="paragraph" style:parent-style-name="Standard">
      <style:paragraph-properties fo:margin-top="0in" fo:margin-bottom="0.0835in" loext:contextual-spacing="false" fo:line-height="100%" fo:text-align="start" style:justify-single-word="false"/>
    </style:style>
    <style:style style:name="P9" style:family="paragraph" style:parent-style-name="Standard">
      <style:paragraph-properties fo:margin-top="0in" fo:margin-bottom="0.0835in" loext:contextual-spacing="false" fo:line-height="100%"/>
      <style:text-properties officeooo:paragraph-rsid="001601f1"/>
    </style:style>
    <style:style style:name="P10" style:family="paragraph" style:parent-style-name="Standard">
      <style:paragraph-properties fo:margin-top="0in" fo:margin-bottom="0.0835in" loext:contextual-spacing="false">
        <style:tab-stops>
          <style:tab-stop style:position="0.25in"/>
        </style:tab-stops>
      </style:paragraph-properties>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style:font-name="Liberation Serif1" fo:font-size="10pt" fo:font-weight="normal" style:font-size-asian="10pt" style:font-weight-asian="normal" style:font-name-complex="Liberation Serif1" style:font-size-complex="10pt"/>
    </style:style>
    <style:style style:name="P13" style:family="paragraph" style:parent-style-name="Standard">
      <style:paragraph-properties fo:margin-top="0in" fo:margin-bottom="0in" loext:contextual-spacing="false" fo:line-height="100%">
        <style:tab-stops>
          <style:tab-stop style:position="0.25in"/>
        </style:tab-stops>
      </style:paragraph-properties>
      <style:text-properties style:font-name="Liberation Serif1" fo:font-size="10pt" fo:font-weight="bold" officeooo:paragraph-rsid="001601f1" style:font-size-asian="10pt" style:font-weight-asian="bold" style:font-name-complex="Liberation Serif1" style:font-size-complex="10pt"/>
    </style:style>
    <style:style style:name="P14" style:family="paragraph" style:parent-style-name="Standard">
      <style:paragraph-properties fo:margin-left="1.5in" fo:margin-right="0in" fo:margin-top="0in" fo:margin-bottom="0.0835in" loext:contextual-spacing="false" fo:text-indent="-1.5in" style:auto-text-indent="false"/>
    </style:style>
    <style:style style:name="P15" style:family="paragraph" style:parent-style-name="Standard" style:master-page-name="Standard">
      <style:paragraph-properties fo:margin-left="0in" fo:margin-right="-0.0402in" fo:text-align="center" style:justify-single-word="false" fo:orphans="2" fo:widows="2" fo:hyphenation-ladder-count="no-limit" fo:text-indent="0in" style:auto-text-indent="false" style:page-number="auto" style:writing-mode="lr-tb"/>
      <style:text-properties style:font-name="Liberation Serif1" fo:font-size="10pt" style:font-size-asian="10pt" style:font-name-complex="Liberation Serif1" style:font-size-complex="10pt" fo:hyphenate="false" fo:hyphenation-remain-char-count="2" fo:hyphenation-push-char-count="2"/>
    </style:style>
    <style:style style:name="P16" style:family="paragraph" style:parent-style-name="Standard" style:list-style-name="WW8Num2">
      <style:paragraph-properties>
        <style:tab-stops>
          <style:tab-stop style:position="0.25in"/>
        </style:tab-stops>
      </style:paragraph-properties>
    </style:style>
    <style:style style:name="P17" style:family="paragraph" style:parent-style-name="Standard" style:list-style-name="WW8Num2">
      <style:paragraph-properties fo:margin-top="0in" fo:margin-bottom="0.0835in" loext:contextual-spacing="false" fo:line-height="100%"/>
      <style:text-properties style:font-name="Liberation Serif" officeooo:paragraph-rsid="001769c3"/>
    </style:style>
    <style:style style:name="P18" style:family="paragraph" style:parent-style-name="Standard">
      <style:paragraph-properties fo:margin-top="0in" fo:margin-bottom="0.0835in" loext:contextual-spacing="false" fo:text-align="center" style:justify-single-word="false"/>
      <style:text-properties officeooo:paragraph-rsid="002246e2"/>
    </style:style>
    <style:style style:name="P19" style:family="paragraph" style:parent-style-name="Standard" style:list-style-name="WW8Num2">
      <style:paragraph-properties fo:margin-top="0in" fo:margin-bottom="0in" loext:contextual-spacing="false">
        <style:tab-stops>
          <style:tab-stop style:position="0.25in"/>
        </style:tab-stops>
      </style:paragraph-properties>
    </style:style>
    <style:style style:name="P20" style:family="paragraph" style:parent-style-name="Standard" style:list-style-name="WW8Num2">
      <style:paragraph-properties fo:margin-top="0in" fo:margin-bottom="0in" loext:contextual-spacing="false">
        <style:tab-stops>
          <style:tab-stop style:position="0.25in"/>
        </style:tab-stops>
      </style:paragraph-properties>
      <style:text-properties officeooo:paragraph-rsid="001601f1"/>
    </style:style>
    <style:style style:name="P21" style:family="paragraph" style:parent-style-name="Standard" style:list-style-name="WW8Num2">
      <style:paragraph-properties fo:margin-top="0in" fo:margin-bottom="0in" loext:contextual-spacing="false" fo:line-height="100%">
        <style:tab-stops>
          <style:tab-stop style:position="0.25in"/>
        </style:tab-stops>
      </style:paragraph-properties>
      <style:text-properties style:font-name="Liberation Serif1" fo:font-size="10pt" fo:font-style="normal" fo:font-weight="normal" style:font-size-asian="10pt" style:font-style-asian="normal" style:font-weight-asian="normal" style:font-name-complex="Liberation Serif1" style:font-size-complex="10pt" style:font-style-complex="normal" style:font-weight-complex="normal"/>
    </style:style>
    <style:style style:name="P22" style:family="paragraph" style:parent-style-name="Standard" style:list-style-name="WW8Num2">
      <style:paragraph-properties fo:margin-top="0in" fo:margin-bottom="0in" loext:contextual-spacing="false" fo:line-height="100%">
        <style:tab-stops>
          <style:tab-stop style:position="0.25in"/>
        </style:tab-stops>
      </style:paragraph-properties>
      <style:text-properties officeooo:paragraph-rsid="001601f1"/>
    </style:style>
    <style:style style:name="P23" style:family="paragraph" style:parent-style-name="Standard" style:list-style-name="WW8Num2">
      <style:paragraph-properties fo:margin-top="0in" fo:margin-bottom="0.0598in" loext:contextual-spacing="true">
        <style:tab-stops>
          <style:tab-stop style:position="0.25in"/>
        </style:tab-stops>
      </style:paragraph-properties>
      <style:text-properties style:font-name="Liberation Serif1" fo:font-size="10pt" style:font-size-asian="10pt" style:font-name-complex="Liberation Serif1" style:font-size-complex="10pt"/>
    </style:style>
    <style:style style:name="T1" style:family="text">
      <style:text-properties style:font-name="Liberation Serif1" fo:font-size="18pt" fo:font-weight="normal" style:font-size-asian="18pt" style:font-weight-asian="normal" style:font-name-complex="Liberation Serif1" style:font-size-complex="18pt" style:font-weight-complex="normal"/>
    </style:style>
    <style:style style:name="T2" style:family="text">
      <style:text-properties style:font-name="Liberation Serif1" fo:font-size="16pt" fo:font-weight="normal" style:font-size-asian="16pt" style:font-weight-asian="normal" style:font-name-complex="Liberation Serif1" style:font-size-complex="16pt" style:font-weight-complex="normal"/>
    </style:style>
    <style:style style:name="T3" style:family="text">
      <style:text-properties style:font-name="Liberation Serif1" fo:font-size="20pt" fo:font-weight="normal" style:font-size-asian="20pt" style:font-weight-asian="normal" style:font-name-complex="Liberation Serif1" style:font-size-complex="20pt" style:font-weight-complex="normal"/>
    </style:style>
    <style:style style:name="T4" style:family="text">
      <style:text-properties style:font-name="Liberation Serif1" fo:font-size="20pt" fo:font-weight="normal" style:font-name-asian="Times New Roman" style:font-size-asian="20pt" style:font-weight-asian="normal" style:font-name-complex="Liberation Serif1" style:font-size-complex="20pt" style:font-weight-complex="normal"/>
    </style:style>
    <style:style style:name="T5" style:family="text">
      <style:text-properties style:font-name="Liberation Serif1" fo:font-size="20pt" fo:font-weight="normal" style:font-name-asian="FontAwesome" style:font-size-asian="20pt" style:font-weight-asian="normal" style:font-name-complex="Liberation Serif1" style:font-size-complex="20pt" style:font-weight-complex="normal"/>
    </style:style>
    <style:style style:name="T6" style:family="text">
      <style:text-properties style:font-name="Liberation Serif1" fo:font-size="13pt" fo:font-weight="normal" style:font-name-asian="Times New Roman" style:font-size-asian="13pt" style:font-weight-asian="normal" style:font-name-complex="Liberation Serif1" style:font-size-complex="13pt" style:font-weight-complex="normal"/>
    </style:style>
    <style:style style:name="T7" style:family="text">
      <style:text-properties style:font-name="Liberation Serif1" fo:font-size="13pt" fo:font-weight="normal" style:font-size-asian="13pt" style:font-weight-asian="normal" style:font-name-complex="Liberation Serif1" style:font-size-complex="13pt" style:font-weight-complex="normal"/>
    </style:style>
    <style:style style:name="T8" style:family="text">
      <style:text-properties style:font-name="Liberation Serif1" fo:font-size="13pt" fo:font-weight="normal" style:font-name-asian="FontAwesome" style:font-size-asian="13pt" style:font-weight-asian="normal" style:font-name-complex="Liberation Serif1" style:font-size-complex="13pt" style:font-weight-complex="normal"/>
    </style:style>
    <style:style style:name="T9" style:family="text">
      <style:text-properties style:font-name="Liberation Serif1" fo:font-size="13pt" fo:font-weight="normal" style:font-name-asian="Liberation Serif1" style:font-size-asian="13pt" style:font-weight-asian="normal" style:font-name-complex="Liberation Serif1" style:font-size-complex="13pt" style:font-weight-complex="normal"/>
    </style:style>
    <style:style style:name="T10" style:family="text">
      <style:text-properties style:font-name="Liberation Serif1" fo:font-size="13pt" style:text-underline-style="solid" style:text-underline-width="auto" style:text-underline-color="font-color" fo:font-weight="bold" style:font-size-asian="13pt" style:font-weight-asian="bold" style:font-name-complex="Liberation Serif1" style:font-size-complex="13pt"/>
    </style:style>
    <style:style style:name="T11" style:family="text">
      <style:text-properties style:font-name="Liberation Serif1" fo:font-size="13pt" fo:font-weight="bold" style:font-size-asian="13pt" style:font-weight-asian="bold" style:font-name-complex="Liberation Serif1" style:font-size-complex="13pt"/>
    </style:style>
    <style:style style:name="T12" style:family="text">
      <style:text-properties style:font-name="Liberation Serif1" fo:font-size="10pt" style:font-size-asian="10pt" style:font-name-complex="Liberation Serif1" style:font-size-complex="10pt"/>
    </style:style>
    <style:style style:name="T13" style:family="text">
      <style:text-properties style:font-name="Liberation Serif1" fo:font-size="10pt" fo:font-weight="normal" style:font-size-asian="10pt" style:font-weight-asian="normal" style:font-name-complex="Liberation Serif1" style:font-size-complex="10pt"/>
    </style:style>
    <style:style style:name="T14" style:family="text">
      <style:text-properties style:font-name="Liberation Serif1" fo:font-size="10pt" fo:font-weight="normal" style:font-size-asian="10pt" style:font-weight-asian="normal" style:font-name-complex="Liberation Serif1" style:font-size-complex="10pt" style:font-weight-complex="normal"/>
    </style:style>
    <style:style style:name="T15" style:family="text">
      <style:text-properties style:font-name="Liberation Serif1" fo:font-size="10pt" fo:font-weight="bold" style:font-size-asian="10pt" style:font-weight-asian="bold" style:font-name-complex="Liberation Serif1" style:font-size-complex="10pt"/>
    </style:style>
    <style:style style:name="T16" style:family="text">
      <style:text-properties style:font-name="Liberation Serif1" fo:font-size="10pt" fo:font-weight="bold" style:font-size-asian="10pt" style:font-weight-asian="bold" style:font-name-complex="Liberation Serif1" style:font-size-complex="10pt" style:font-weight-complex="bold"/>
    </style:style>
    <style:style style:name="T17" style:family="text">
      <style:text-properties style:font-name="Liberation Serif1" fo:font-size="10pt" fo:font-weight="bold" style:font-size-asian="10pt" style:font-weight-asian="bold" style:font-name-complex="Liberation Serif1" style:font-size-complex="10pt" style:font-weight-complex="normal"/>
    </style:style>
    <style:style style:name="T18" style:family="text">
      <style:text-properties style:font-name="Liberation Serif1" fo:font-size="10pt" fo:font-weight="bold" officeooo:rsid="001601f1" style:font-size-asian="10pt" style:font-weight-asian="bold" style:font-name-complex="Liberation Serif1" style:font-size-complex="10pt"/>
    </style:style>
    <style:style style:name="T19" style:family="text">
      <style:text-properties style:font-name="Liberation Serif1" fo:font-size="10pt" fo:font-weight="bold" officeooo:rsid="001714d4" style:font-size-asian="10pt" style:font-weight-asian="bold" style:font-name-complex="Liberation Serif1" style:font-size-complex="10pt"/>
    </style:style>
    <style:style style:name="T20" style:family="text">
      <style:text-properties style:font-name="Liberation Serif1" fo:font-size="10pt" fo:font-style="italic" fo:font-weight="bold" style:font-size-asian="10pt" style:font-style-asian="italic" style:font-weight-asian="bold" style:font-name-complex="Liberation Serif1" style:font-size-complex="10pt"/>
    </style:style>
    <style:style style:name="T21" style:family="text">
      <style:text-properties style:font-name="Liberation Serif1" fo:font-size="10pt" fo:font-style="italic" fo:font-weight="bold" style:font-size-asian="10pt" style:font-style-asian="italic" style:font-weight-asian="bold" style:font-name-complex="Liberation Serif1" style:font-size-complex="10pt" style:font-style-complex="italic"/>
    </style:style>
    <style:style style:name="T22" style:family="text">
      <style:text-properties style:font-name="Liberation Serif1" fo:font-size="10pt" fo:font-style="italic" fo:font-weight="bold" officeooo:rsid="001601f1" style:font-size-asian="10pt" style:font-style-asian="italic" style:font-weight-asian="bold" style:font-name-complex="Liberation Serif1" style:font-size-complex="10pt" style:font-style-complex="italic"/>
    </style:style>
    <style:style style:name="T23" style:family="text">
      <style:text-properties style:font-name="Liberation Serif1" fo:font-size="10pt" fo:font-style="italic" fo:font-weight="bold" officeooo:rsid="001714d4" style:font-size-asian="10pt" style:font-style-asian="italic" style:font-weight-asian="bold" style:font-name-complex="Liberation Serif1" style:font-size-complex="10pt" style:font-style-complex="italic"/>
    </style:style>
    <style:style style:name="T24" style:family="text">
      <style:text-properties style:font-name="Liberation Serif1" fo:font-size="10pt" fo:font-style="normal" fo:font-weight="bold" style:font-size-asian="10pt" style:font-style-asian="normal" style:font-weight-asian="bold" style:font-name-complex="Liberation Serif1" style:font-size-complex="10pt" style:font-style-complex="normal"/>
    </style:style>
    <style:style style:name="T25" style:family="text">
      <style:text-properties style:font-name="Liberation Serif1" fo:font-size="10pt" fo:font-style="normal" fo:font-weight="bold" officeooo:rsid="0010de53" style:font-size-asian="10pt" style:font-style-asian="normal" style:font-weight-asian="bold" style:font-name-complex="Liberation Serif1" style:font-size-complex="10pt" style:font-style-complex="normal"/>
    </style:style>
    <style:style style:name="T26" style:family="text">
      <style:text-properties style:font-name="Liberation Serif1" fo:font-size="10pt" fo:font-style="normal" fo:font-weight="bold" officeooo:rsid="00116f6d" style:font-size-asian="10pt" style:font-style-asian="normal" style:font-weight-asian="bold" style:font-name-complex="Liberation Serif1" style:font-size-complex="10pt" style:font-style-complex="normal"/>
    </style:style>
    <style:style style:name="T27" style:family="text">
      <style:text-properties style:font-name="Liberation Serif1" fo:font-size="10pt" fo:font-style="normal" fo:font-weight="normal" style:font-size-asian="10pt" style:font-style-asian="normal" style:font-weight-asian="normal" style:font-name-complex="Liberation Serif1" style:font-size-complex="10pt" style:font-style-complex="normal" style:font-weight-complex="normal"/>
    </style:style>
    <style:style style:name="T28" style:family="text">
      <style:text-properties style:font-name="Liberation Serif1" fo:font-size="10pt" fo:font-style="normal" fo:font-weight="normal" officeooo:rsid="00116f6d" style:font-size-asian="10pt" style:font-style-asian="normal" style:font-weight-asian="normal" style:font-name-complex="Liberation Serif1" style:font-size-complex="10pt" style:font-style-complex="normal" style:font-weight-complex="normal"/>
    </style:style>
    <style:style style:name="T29" style:family="text">
      <style:text-properties style:font-name="Liberation Serif1" fo:font-size="10pt" fo:font-style="normal" fo:font-weight="normal" officeooo:rsid="001601f1" style:font-size-asian="10pt" style:font-style-asian="normal" style:font-weight-asian="normal" style:font-name-complex="Liberation Serif1" style:font-size-complex="10pt" style:font-style-complex="normal" style:font-weight-complex="normal"/>
    </style:style>
    <style:style style:name="T30" style:family="text">
      <style:text-properties style:font-name="Liberation Serif1" fo:font-size="10pt" fo:font-style="normal" fo:font-weight="normal" officeooo:rsid="001bdd95" style:font-size-asian="10pt" style:font-style-asian="normal" style:font-weight-asian="normal" style:font-name-complex="Liberation Serif1" style:font-size-complex="10pt" style:font-style-complex="normal" style:font-weight-complex="normal"/>
    </style:style>
    <style:style style:name="T31" style:family="text">
      <style:text-properties style:font-name="Liberation Serif1" fo:font-size="10pt" fo:font-style="normal" style:text-underline-style="solid" style:text-underline-width="auto" style:text-underline-color="font-color" fo:font-weight="normal" style:font-size-asian="10pt" style:font-style-asian="normal" style:font-weight-asian="normal" style:font-name-complex="Liberation Serif1" style:font-size-complex="10pt" style:font-style-complex="normal" style:font-weight-complex="normal"/>
    </style:style>
    <style:style style:name="T32" style:family="text">
      <style:text-properties style:font-name="FontAwesome" fo:font-size="13pt" fo:font-weight="normal" style:font-name-asian="FontAwesome" style:font-size-asian="13pt" style:font-weight-asian="normal" style:font-name-complex="FontAwesome" style:font-size-complex="13pt" style:font-weight-complex="normal"/>
    </style:style>
    <style:style style:name="T33" style:family="text">
      <style:text-properties style:font-name="FontAwesome" fo:font-size="13pt" fo:font-weight="normal" style:font-name-asian="Times New Roman" style:font-size-asian="13pt" style:font-weight-asian="normal" style:font-name-complex="FontAwesome" style:font-size-complex="13pt" style:font-weight-complex="normal"/>
    </style:style>
    <style:style style:name="T34" style:family="text">
      <style:text-properties fo:font-variant="normal" fo:text-transform="none" style:font-name="Liberation Serif1" fo:font-size="10pt" fo:letter-spacing="normal" fo:font-style="normal" fo:font-weight="bold" style:font-name-asian="Liberation Serif1" style:font-size-asian="10pt" style:font-style-asian="normal" style:font-weight-asian="bold" style:font-name-complex="Liberation Serif1" style:font-size-complex="10pt" style:font-weight-complex="bold"/>
    </style:style>
    <style:style style:name="T35" style:family="text">
      <style:text-properties fo:font-variant="normal" fo:text-transform="none" style:font-name="Liberation Serif1" fo:font-size="10pt" fo:letter-spacing="normal" fo:font-style="normal" fo:font-weight="bold" style:font-size-asian="10pt" style:font-style-asian="normal" style:font-weight-asian="bold" style:font-name-complex="Liberation Serif1" style:font-size-complex="10pt" style:font-weight-complex="bold"/>
    </style:style>
    <style:style style:name="T36" style:family="text">
      <style:text-properties fo:font-variant="normal" fo:text-transform="none" style:font-name="Liberation Serif1" fo:font-size="10pt" fo:letter-spacing="normal" fo:font-style="normal" fo:font-weight="bold" officeooo:rsid="002246e2" style:font-size-asian="10pt" style:font-style-asian="normal" style:font-weight-asian="bold" style:font-name-complex="Liberation Serif1" style:font-size-complex="10pt" style:font-weight-complex="bold"/>
    </style:style>
    <style:style style:name="T37" style:family="text">
      <style:text-properties fo:font-variant="normal" fo:text-transform="none" style:font-name="Liberation Serif1" fo:font-size="10pt" fo:letter-spacing="normal" fo:font-style="normal" fo:font-weight="normal" style:font-size-asian="10pt" style:font-style-asian="normal" style:font-weight-asian="normal" style:font-name-complex="Liberation Serif1" style:font-size-complex="10pt"/>
    </style:style>
    <style:style style:name="T38" style:family="text">
      <style:text-properties fo:font-variant="normal" fo:text-transform="none" style:font-name="Liberation Serif1" fo:font-size="10pt" fo:letter-spacing="normal" fo:font-style="normal" fo:font-weight="normal" style:font-size-asian="10pt" style:font-style-asian="normal" style:font-weight-asian="normal" style:font-name-complex="Liberation Serif1" style:font-size-complex="10pt" style:font-weight-complex="normal"/>
    </style:style>
    <style:style style:name="T39" style:family="text">
      <style:text-properties fo:font-variant="normal" fo:text-transform="none" style:font-name="Liberation Serif1" fo:font-size="10pt" fo:letter-spacing="normal" fo:font-style="normal" fo:font-weight="normal" officeooo:rsid="002246e2" style:font-size-asian="10pt" style:font-style-asian="normal" style:font-weight-asian="normal" style:font-name-complex="Liberation Serif1" style:font-size-complex="10pt"/>
    </style:style>
    <style:style style:name="T40" style:family="text">
      <style:text-properties fo:font-variant="normal" fo:text-transform="none" style:font-name="Liberation Serif1" fo:font-size="10pt" fo:letter-spacing="normal" fo:font-style="normal" fo:font-weight="normal" officeooo:rsid="002246e2" style:font-size-asian="10pt" style:font-style-asian="normal" style:font-weight-asian="normal" style:font-name-complex="Liberation Serif1" style:font-size-complex="10pt" style:font-weight-complex="bold"/>
    </style:style>
    <style:style style:name="T41" style:family="text">
      <style:text-properties fo:font-variant="normal" fo:text-transform="none" style:font-name="Liberation Serif1" fo:font-size="10pt" fo:letter-spacing="normal" fo:font-style="normal" fo:font-weight="normal" officeooo:rsid="002410fb" style:font-size-asian="10pt" style:font-style-asian="normal" style:font-weight-asian="normal" style:font-name-complex="Liberation Serif1" style:font-size-complex="10pt"/>
    </style:style>
    <style:style style:name="T42" style:family="text">
      <style:text-properties fo:font-variant="normal" fo:text-transform="none" style:font-name="Liberation Serif1" fo:font-size="10pt" fo:letter-spacing="normal"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43" style:family="text">
      <style:text-properties fo:font-variant="normal" fo:text-transform="none" style:font-name="Liberation Serif1" fo:font-size="10pt" fo:letter-spacing="normal" fo:font-style="normal" style:text-underline-style="none" fo:font-weight="bold" style:font-size-asian="10pt" style:font-style-asian="normal" style:font-weight-asian="bold" style:font-name-complex="Liberation Serif1" style:font-size-complex="10pt" style:font-weight-complex="bold"/>
    </style:style>
    <style:style style:name="T44" style:family="text">
      <style:text-properties fo:font-variant="normal" fo:text-transform="none" fo:color="#2c2d30" style:font-name="Liberation Serif1" fo:font-size="10pt" fo:letter-spacing="normal" fo:font-style="normal" fo:font-weight="bold" style:font-size-asian="10pt" style:font-style-asian="normal" style:font-weight-asian="bold" style:font-name-complex="Liberation Serif1" style:font-size-complex="10pt" style:font-weight-complex="bold"/>
    </style:style>
    <style:style style:name="T45" style:family="text">
      <style:text-properties fo:font-variant="normal" fo:text-transform="none" fo:color="#2c2d30" style:font-name="Liberation Serif1" fo:font-size="10pt" fo:letter-spacing="normal" fo:font-style="normal" fo:font-weight="normal" style:font-size-asian="10pt" style:font-style-asian="normal" style:font-weight-asian="normal" style:font-name-complex="Liberation Serif1" style:font-size-complex="10pt"/>
    </style:style>
    <style:style style:name="T46" style:family="text">
      <style:text-properties fo:font-variant="normal" fo:text-transform="none" fo:color="#2c2d30" style:font-name="Liberation Serif1" fo:font-size="10pt" fo:letter-spacing="normal" fo:font-style="normal" fo:font-weight="normal" officeooo:rsid="001ced5d" style:font-size-asian="10pt" style:font-style-asian="normal" style:font-weight-asian="normal" style:font-name-complex="Liberation Serif1" style:font-size-complex="10pt"/>
    </style:style>
    <style:style style:name="T47" style:family="text">
      <style:text-properties fo:font-variant="normal" fo:text-transform="none" fo:font-size="10pt" fo:letter-spacing="normal" fo:font-style="normal" fo:font-weight="normal" style:font-size-asian="10pt" style:font-style-asian="normal" style:font-weight-asian="normal" style:font-name-complex="Liberation Serif1" style:font-size-complex="10pt"/>
    </style:style>
    <style:style style:name="T48" style:family="text">
      <style:text-properties fo:font-variant="normal" fo:text-transform="none" fo:font-size="10pt" fo:letter-spacing="normal" fo:font-style="normal" fo:font-weight="normal" officeooo:rsid="001601f1" style:font-size-asian="10pt" style:font-style-asian="normal" style:font-weight-asian="normal" style:font-name-complex="Liberation Serif1" style:font-size-complex="10pt"/>
    </style:style>
    <style:style style:name="T49" style:family="text">
      <style:text-properties fo:font-variant="normal" fo:text-transform="none" fo:font-size="10pt" fo:letter-spacing="normal" fo:font-style="normal" fo:font-weight="normal" officeooo:rsid="001769c3" style:font-size-asian="10pt" style:font-style-asian="normal" style:font-weight-asian="normal" style:font-name-complex="Liberation Serif1" style:font-size-complex="10pt"/>
    </style:style>
    <style:style style:name="T50" style:family="text">
      <style:text-properties officeooo:rsid="00116f6d"/>
    </style:style>
    <style:style style:name="T51" style:family="text">
      <style:text-properties officeooo:rsid="00189c25"/>
    </style:style>
    <style:style style:name="Sect1" style:family="section">
      <style:section-properties style:writing-mode="lr-tb" style:editable="false">
        <style:columns fo:column-count="7" fo:column-gap="0in">
          <style:column-sep style:width="0.0008in" style:color="#000000" style:height="100%" style:style="none"/>
          <style:column style:rel-width="9362*" fo:start-indent="0in" fo:end-indent="0in"/>
          <style:column style:rel-width="9362*" fo:start-indent="0in" fo:end-indent="0in"/>
          <style:column style:rel-width="9362*" fo:start-indent="0in" fo:end-indent="0in"/>
          <style:column style:rel-width="9362*" fo:start-indent="0in" fo:end-indent="0in"/>
          <style:column style:rel-width="9362*" fo:start-indent="0in" fo:end-indent="0in"/>
          <style:column style:rel-width="9362*" fo:start-indent="0in" fo:end-indent="0in"/>
          <style:column style:rel-width="9363*" fo:start-indent="0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6">SKILLS</text:p>
      <text:section text:style-name="Sect1" text:name="Section1">
        <text:p text:style-name="P18"><text:span text:style-name="T34"><text:s/></text:span><text:span text:style-name="T35">Languages<text:line-break/></text:span><text:span text:style-name="T40">Bash</text:span><text:span text:style-name="T36">, </text:span><text:span text:style-name="T37">Ruby, Javascript, Python, J</text:span><text:span text:style-name="T41">ava</text:span></text:p>
        <text:p text:style-name="P7"><text:span text:style-name="T35">Technologies </text:span><text:span text:style-name="T38">HTML5, CSS3, SCSS/Sass/LESS, JQuery, Node.js, Rails</text:span></text:p>
        <text:p text:style-name="P7"><text:span text:style-name="T35">Databases </text:span><text:span text:style-name="T38">MySQL, SQLite, PostgresSQL/Post-GIS, MongoDB</text:span></text:p>
        <text:p text:style-name="P7"><text:span text:style-name="T42"><text:s/></text:span><text:span text:style-name="T43">Development <text:s/></text:span><text:span text:style-name="T38">IntelliJ,Vim, Emacs + Evil</text:span></text:p>
        <text:p text:style-name="P7"><text:span text:style-name="T35">Platforms<text:line-break/></text:span><text:span text:style-name="T37">Web, Windows, Linux, Android</text:span></text:p>
        <text:p text:style-name="P7"/>
        <text:p text:style-name="P7"><text:span text:style-name="T44">Tools<text:line-break/></text:span><text:span text:style-name="T45"> GitHub, </text:span><text:span text:style-name="T46">GitLab, </text:span><text:span text:style-name="T45">Vagrant, Docker </text:span><text:span text:style-name="T13"><text:line-break/> <text:s text:c="4"/></text:span></text:p>
        <text:p text:style-name="P7"><text:span text:style-name="T44">Methodologies<text:line-break/></text:span><text:span text:style-name="T45">Agile, SCRUM, <text:s/>Continuous Integration</text:span></text:p>
      </text:section>
      <text:section text:style-name="Sect2" text:name="Section2">
        <text:p text:style-name="P6">EDUCATION</text:p>
      </text:section>
      <text:section text:style-name="Sect2" text:name="Section3">
        <text:p text:style-name="P11"><text:span text:style-name="T16">Hunter College, City University of New York (CUNY)</text:span><text:span text:style-name="T14">, Received January 2015, Bachelor of Arts (BA) in Computer Science </text:span></text:p>
        <text:p text:style-name="P11"><text:span text:style-name="T17"><text:line-break/>State University of New York (SUNY) Orange</text:span><text:span text:style-name="T14">, Received Dec 2010, Associates of Science (AS) in Computer Science</text:span></text:p>
        <text:p text:style-name="P12"/>
      </text:section>
      <text:section text:style-name="Sect3" text:name="Section4">
        <text:p text:style-name="P5"><text:span text:style-name="T10">EXPERIENCE</text:span><text:span text:style-name="T11"> </text:span></text:p>
        <text:p text:style-name="P9"><text:span text:style-name="T15">LibreHealt</text:span><text:span text:style-name="T18">h<text:tab/><text:tab/><text:tab/></text:span><text:span text:style-name="T23">Infrastructure Engineer</text:span><text:span text:style-name="T19"><text:tab/></text:span><text:span text:style-name="T22"><text:tab/><text:tab/><text:tab/><text:tab/><text:tab/></text:span><text:span text:style-name="T15">September 201</text:span><text:span text:style-name="T18">6</text:span><text:span text:style-name="T15">-Present</text:span></text:p>
        <text:list xml:id="list4036541542" text:style-name="WW8Num2">
          <text:list-item>
            <text:p text:style-name="P17"><text:span text:style-name="T47">Set up configuration management using Ansible</text:span><text:span text:style-name="T49">(</text:span><text:a xlink:type="simple" xlink:href="https://gitlab.com/librehealth/community-infra/tree/master/ansible" text:style-name="Internet_20_link" text:visited-style-name="Visited_20_Internet_20_Link"><text:span text:style-name="T49">https://gitlab.com/librehealth/community-infra/tree/master/ansible</text:span></text:a><text:span text:style-name="T49">)</text:span><text:span text:style-name="T47"> for all </text:span><text:span text:style-name="T48">infrastructure services, as well as monitoring and provide infrastructure support where necessary </text:span><text:span text:style-name="T49">for a collaborative community for free &amp; open source software projects in Health IT. Member project of Software Freedom Conservancy, and an all-volunteer public charity. Learn more: </text:span><text:a xlink:type="simple" xlink:href="https://librehealth.io/" text:style-name="Internet_20_link" text:visited-style-name="Visited_20_Internet_20_Link"><text:span text:style-name="T49">https://librehealth.io/</text:span></text:a></text:p>
          </text:list-item>
        </text:list>
        <text:p text:style-name="P9"><text:span text:style-name="T16">OpenMRS<text:tab/><text:tab/><text:tab/></text:span><text:span text:style-name="T21">Manager, Identity Systems<text:tab/><text:tab/><text:tab/><text:tab/><text:tab/></text:span><text:span text:style-name="T24">January 201</text:span><text:span text:style-name="T25">5</text:span><text:span text:style-name="T24">-</text:span><text:span text:style-name="T26">Sept. 2016</text:span></text:p>
        <text:list xml:id="list191221449643848" text:continue-numbering="true" text:style-name="WW8Num2">
          <text:list-item>
            <text:p text:style-name="P19"><text:span text:style-name="T27">Maintain</text:span><text:span text:style-name="T28">ed</text:span><text:span text:style-name="T27"> and providing user support for the OpenMRS Identity Systems (ID Dashboard, </text:span><text:a xlink:type="simple" xlink:href="https://github.com/openmrs/openmrs-contrib-id" text:style-name="Internet_20_link" text:visited-style-name="Visited_20_Internet_20_Link"><text:span text:style-name="Internet_20_link"><text:span text:style-name="T31">https://github.com/openmrs/openmrs-contrib-id</text:span></text:span></text:a><text:span text:style-name="T27"> which uses MongoDB and OpenLDAP to connect all OpenMRS infrastructure such as Discourse, Atlassian Confluence/JIRA) </text:span></text:p>
          </text:list-item>
          <text:list-item>
            <text:p text:style-name="P21">Utiliz<text:span text:style-name="T50">ed</text:span> Docker to automate the process of setting up development environments, simultaneously also making deployments easier. <text:span text:style-name="T51">It is currently running in Docker in production.</text:span></text:p>
          </text:list-item>
          <text:list-item>
            <text:p text:style-name="P22"><text:span text:style-name="T27">Act</text:span><text:span text:style-name="T28">ed</text:span><text:span text:style-name="T27"> as a member of the Infrastructure team and provide infrastructure support to the community and d</text:span><text:span text:style-name="T30">id</text:span><text:span text:style-name="T27"> rotating on-call s</text:span><text:span text:style-name="T29">hifts.</text:span></text:p>
          </text:list-item>
        </text:list>
        <text:p text:style-name="P13">CUNY Codes (ParkEZ)<text:tab/><text:tab/><text:tab/><text:tab/><text:tab/><text:tab/><text:tab/><text:tab/><text:tab/><text:tab/>March-April 2016</text:p>
        <text:list xml:id="list191220748578191" text:continue-numbering="true" text:style-name="WW8Num2">
          <text:list-item>
            <text:p text:style-name="P20"><text:span text:style-name="T27">Collaborated using the SCRUM Agile methodology using Pivotal Tracker with a 3-person team to create a crowd-sourced Android application to find free parking anywhere off of the street (</text:span><text:a xlink:type="simple" xlink:href="https://github.com/ParkEZ/ParkEZ-Android" text:style-name="Internet_20_link" text:visited-style-name="Visited_20_Internet_20_Link"><text:span text:style-name="Internet_20_link"><text:span text:style-name="T27">https://github.com/ParkEZ/ParkEZ-Android</text:span></text:span></text:a><text:span text:style-name="T27">) </text:span><text:span text:style-name="T29">with a Rails 5 backend using PostgresSQL with geospatial queries enabled by PostGIS</text:span></text:p>
          </text:list-item>
        </text:list>
        <text:p text:style-name="P8"><text:span text:style-name="T15">Google Summer of Code<text:tab/><text:tab/></text:span><text:span text:style-name="T20">Software Engineer</text:span><text:span text:style-name="T15"> <text:s/><text:tab/><text:tab/><text:tab/><text:tab/><text:tab/><text:tab/>Summers 2008-10</text:span></text:p>
        <text:list xml:id="list191220677457299" text:continue-numbering="true" text:style-name="WW8Num2">
          <text:list-item>
            <text:p text:style-name="P23">Created a form entry system which utilized the Groovy programming language to ease the task of creating new forms for OpenMRS, under the mentorship of Burke Mamlin, M.D. </text:p>
          </text:list-item>
          <text:list-item>
            <text:p text:style-name="P23">Made a tool to collect non-patient centric data for statistical reporting purposes called the Facility Data Module for OpenMRS, </text:p>
          </text:list-item>
        </text:list>
        <text:p text:style-name="P3">an enterprise medical records system for the developing world under the mentorship of Michael Seaton</text:p>
        <text:list xml:id="list191221679048927" text:continue-numbering="true" text:style-name="WW8Num2">
          <text:list-item>
            <text:p text:style-name="P23">Developed a survey tool for the Sahana Eden platform (a disaster relief management platform) for the Sahana Software Foundation as part of the Google Summer of Code program under the mentorship of Michael Howden</text:p>
          </text:list-item>
        </text:list>
        <text:p text:style-name="Standard"><text:span text:style-name="T15">Independent Living, Inc.<text:tab/><text:tab/></text:span><text:span text:style-name="T20">Data Entry Specialist<text:tab/><text:tab/><text:tab/><text:tab/><text:tab/><text:tab/></text:span><text:span text:style-name="T15">January 2001-May 2008</text:span></text:p>
        <text:list xml:id="list191221525724737" text:continue-numbering="true" text:style-name="WW8Num2">
          <text:list-item>
            <text:p text:style-name="P16"><text:span text:style-name="T12">Assisted the IT director in setting up new system</text:span><text:span text:style-name="Ref._20_de_20_comentario1"><text:span text:style-name="T12">s, processed intake forms, performed other data entry tasks as needed</text:span></text:span></text:p>
          </text:list-item>
        </text:list>
        <text:p text:style-name="P2"/>
        <text:p text:style-name="P4"><text:span text:style-name="Ref._20_de_20_comentario1"><text:span text:style-name="T10">OTHER EXPERIENCE </text:span></text:span></text:p>
        <text:p text:style-name="P14"><text:span text:style-name="T16">2011 to present<text:tab/></text:span><text:span text:style-name="T12">Mentored Google Code-in, a global, online contest introducing <text:s/>13-17 year old students to open source software development</text:span></text:p>
        <text:p text:style-name="P10"><text:span text:style-name="Ref._20_de_20_comentario1"><text:span text:style-name="T16">2011-13; 2015-present <text:s/><text:tab/></text:span></text:span><text:span text:style-name="Ref._20_de_20_comentario1"><text:span text:style-name="T14">Mentored Google Summer of Code</text:span></text:span></text:p>
        <text:p text:style-name="P10"><text:span text:style-name="Ref._20_de_20_comentario1"><text:span text:style-name="T16"><text:line-break/>2013-14<text:tab/><text:tab/><text:tab/></text:span></text:span><text:span text:style-name="Ref._20_de_20_comentario1"><text:span text:style-name="T14">Founding President, Association for Computing Machinery Student Chapter (ACM) </text:span></text:span><text:a xlink:type="simple" xlink:href="http://bit.ly/hunteracm" text:style-name="Internet_20_link" text:visited-style-name="Visited_20_Internet_20_Link"><text:span text:style-name="Internet_20_link"><text:span text:style-name="T14">http://bit.ly/hunteracm</text:span></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FontAwesome" svg:font-family="FontAwesome"/>
    <style:font-face style:name="OpenSymbol" svg:font-family="OpenSymbol, 'Arial Unicode MS'"/>
    <style:font-face style:name="Symbol1" svg:font-family="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3" style:display-name="Heading 3" style:family="paragraph" style:parent-style-name="Heading" style:next-style-name="Text_20_body" style:default-outline-level="3" style:list-style-name="WW8Num3" style:class="text">
      <style:paragraph-properties fo:margin-top="0.0972in" fo:margin-bottom="0.0835in" loext:contextual-spacing="false"/>
      <style:text-properties fo:color="#808080" style:font-name="Liberation Serif1"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FreeSans2" style:font-family-complex="FreeSans" style:font-pitch-complex="variable" style:font-size-complex="14pt" style:font-weight-complex="bold"/>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pitch-complex="variable" style:font-size-complex="12pt" style:font-style-complex="italic"/>
    </style:style>
    <style:style style:name="Epígraf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exto_20_comentario1" style:display-name="Texto comentario1" style:family="paragraph" style:parent-style-name="Standard"/>
    <style:style style:name="Asunto_20_del_20_comentario" style:display-name="Asunto del comentario" style:family="paragraph" style:parent-style-name="Texto_20_comentario1" style:next-style-name="Texto_20_comentario1">
      <style:text-properties fo:font-size="10pt" fo:font-weight="bold" style:font-size-asian="10pt" style:font-weight-asian="bold" style:font-size-complex="10pt" style:font-weight-complex="bold"/>
    </style:style>
    <style:style style:name="Texto_20_comentario" style:display-name="Texto comentario" style:family="paragraph" style:parent-style-name="Standard"/>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fo:font-size="10pt" style:font-size-asian="10pt" style:font-name-complex="Symbol1" style:font-family-complex="Symbol" style:font-size-complex="10pt"/>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Fuente_20_de_20_párrafo_20_predeter.1" style:display-name="Fuente de párrafo predeter.1" style:family="text"/>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pitch="variable" style:font-name-complex="Symbol" style:font-family-complex="Symbol"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Texto_20_de_20_globo_20_Car" style:display-name="Texto de globo Car" style:family="text">
      <style:text-properties style:font-name="Lucida Grande" fo:font-family="'Lucida Grande'" style:font-pitch="variable" fo:font-size="9pt" fo:language="en" fo:country="US" style:font-size-asian="9pt" style:language-asian="zh" style:country-asian="CN" style:font-name-complex="Lucida Grande" style:font-family-complex="'Lucida Grande'" style:font-pitch-complex="variable" style:font-size-complex="9pt"/>
    </style:style>
    <style:style style:name="Ref._20_de_20_comentario1" style:display-name="Ref. de comentario1" style:family="text">
      <style:text-properties fo:font-size="9pt" style:font-size-asian="9pt" style:font-size-complex="9pt"/>
    </style:style>
    <style:style style:name="Texto_20_comentario_20_Car" style:display-name="Texto comentario Car" style:family="text">
      <style:text-properties fo:font-size="12pt" fo:language="en" fo:country="US" style:font-size-asian="12pt" style:language-asian="zh" style:country-asian="CN" style:font-size-complex="12pt"/>
    </style:style>
    <style:style style:name="Asunto_20_del_20_comentario_20_Car" style:display-name="Asunto del comentario Car" style:family="text">
      <style:text-properties fo:font-size="12pt" fo:language="en" fo:country="US" fo:font-weight="bold" style:font-size-asian="12pt" style:language-asian="zh" style:country-asian="CN" style:font-weight-asian="bold" style:font-size-complex="12pt" style:font-weight-complex="bold"/>
    </style:style>
    <style:style style:name="Ref._20_de_20_comentario" style:display-name="Ref. de comentario" style:family="text">
      <style:text-properties fo:font-size="9pt" style:font-size-asian="9pt" style:font-size-complex="9pt"/>
    </style:style>
    <style:style style:name="Texto_20_comentario_20_Car1" style:display-name="Texto comentario Car1" style:family="text">
      <style:text-properties fo:font-size="12pt" fo:language="en" fo:country="US" style:font-size-asian="12pt" style:language-asian="zh" style:country-asian="CN" style:font-size-complex="12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font-name="Liberation Serif1" fo:font-size="18pt" fo:font-weight="normal" style:font-size-asian="18pt" style:font-weight-asian="normal" style:font-name-complex="Liberation Serif1" style:font-size-complex="18pt" style:font-weight-complex="normal"/>
    </style:style>
    <style:style style:name="MT2" style:family="text">
      <style:text-properties style:font-name="Liberation Serif1" fo:font-size="16pt" fo:font-weight="normal" style:font-size-asian="16pt" style:font-weight-asian="normal" style:font-name-complex="Liberation Serif1" style:font-size-complex="16pt" style:font-weight-complex="normal"/>
    </style:style>
    <style:style style:name="MT3" style:family="text">
      <style:text-properties style:font-name="Liberation Serif1" fo:font-size="20pt" fo:font-weight="normal" style:font-size-asian="20pt" style:font-weight-asian="normal" style:font-name-complex="Liberation Serif1" style:font-size-complex="20pt" style:font-weight-complex="normal"/>
    </style:style>
    <style:style style:name="MT4" style:family="text">
      <style:text-properties style:font-name="FontAwesome" fo:font-size="13pt" fo:font-weight="normal" style:font-name-asian="FontAwesome" style:font-size-asian="13pt" style:font-weight-asian="normal" style:font-name-complex="FontAwesome" style:font-size-complex="13pt" style:font-weight-complex="normal"/>
    </style:style>
    <style:style style:name="MT5" style:family="text">
      <style:text-properties style:font-name="FontAwesome" fo:font-size="13pt" fo:font-weight="normal" style:font-name-asian="Times New Roman" style:font-size-asian="13pt" style:font-weight-asian="normal" style:font-name-complex="FontAwesome" style:font-size-complex="13pt" style:font-weight-complex="normal"/>
    </style:style>
    <style:style style:name="MT6" style:family="text">
      <style:text-properties style:font-name="Liberation Serif1" fo:font-size="13pt" fo:font-weight="normal" style:font-name-asian="Times New Roman" style:font-size-asian="13pt" style:font-weight-asian="normal" style:font-name-complex="Liberation Serif1" style:font-size-complex="13pt" style:font-weight-complex="normal"/>
    </style:style>
    <style:style style:name="MT7" style:family="text">
      <style:text-properties style:font-name="Liberation Serif1" fo:font-size="20pt" fo:font-weight="normal" style:font-name-asian="Times New Roman" style:font-size-asian="20pt" style:font-weight-asian="normal" style:font-name-complex="Liberation Serif1" style:font-size-complex="20pt" style:font-weight-complex="normal"/>
    </style:style>
    <style:style style:name="MT8" style:family="text">
      <style:text-properties style:font-name="Liberation Serif1" fo:font-size="13pt" fo:font-weight="normal" style:font-size-asian="13pt" style:font-weight-asian="normal" style:font-name-complex="Liberation Serif1" style:font-size-complex="13pt" style:font-weight-complex="normal"/>
    </style:style>
    <style:style style:name="MT9" style:family="text">
      <style:text-properties style:font-name="Liberation Serif1" fo:font-size="13pt" fo:font-weight="normal" style:font-name-asian="FontAwesome" style:font-size-asian="13pt" style:font-weight-asian="normal" style:font-name-complex="Liberation Serif1" style:font-size-complex="13pt" style:font-weight-complex="normal"/>
    </style:style>
    <style:style style:name="MT10" style:family="text">
      <style:text-properties style:font-name="Liberation Serif1" fo:font-size="20pt" fo:font-weight="normal" style:font-name-asian="FontAwesome" style:font-size-asian="20pt" style:font-weight-asian="normal" style:font-name-complex="Liberation Serif1" style:font-size-complex="20pt" style:font-weight-complex="normal"/>
    </style:style>
    <style:style style:name="MT11" style:family="text">
      <style:text-properties style:font-name="Liberation Serif1" fo:font-size="13pt" fo:font-weight="normal" style:font-name-asian="Liberation Serif1" style:font-size-asian="13pt" style:font-weight-asian="normal" style:font-name-complex="Liberation Serif1" style:font-size-complex="13pt" style:font-weight-complex="normal"/>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799in" fo:margin-left="0in" fo:margin-right="0in" fo:margin-bottom="0.2409in" style:dynamic-spacing="true"/>
      </style:header-style>
      <style:footer-style/>
    </style:page-layout>
  </office:automatic-styles>
  <office:master-styles>
    <style:master-page style:name="Standard" style:page-layout-name="Mpm1">
      <style:header>
        <text:p text:style-name="MP1"><text:span text:style-name="MT1">Robert O'Connor</text:span><text:span text:style-name="MT2"> </text:span><text:span text:style-name="MT3">|</text:span><text:span text:style-name="MT4"></text:span><text:span text:style-name="MT5"> </text:span><text:span text:style-name="MT6">New Windsor, NY</text:span><text:span text:style-name="MT5"> </text:span><text:span text:style-name="MT7">|</text:span><text:span text:style-name="MT8"> </text:span><text:span text:style-name="MT4"> </text:span><text:span text:style-name="MT9">robby.oconnor@gmail.com</text:span><text:span text:style-name="MT10"> | </text:span><text:span text:style-name="MT4"> </text:span><text:span text:style-name="MT9">(917) 426- 7020 </text:span></text:p>
        <text:p text:style-name="MP1"><text:span text:style-name="MT4"></text:span><text:span text:style-name="MT11"> </text:span><text:a xlink:type="simple" xlink:href="https://github.com/robbyoconnor" text:style-name="Internet_20_link" text:visited-style-name="Visited_20_Internet_20_Link"><text:span text:style-name="Internet_20_link"><text:span text:style-name="MT9">/robbyoconnor</text:span></text:span></text:a><text:span text:style-name="MT10"> | </text:span><text:span text:style-name="MT9"><text:s/></text:span><text:span text:style-name="MT4"> </text:span><text:a xlink:type="simple" xlink:href="https://linkedin.com/in/robbyoconnor" text:style-name="Internet_20_link" text:visited-style-name="Visited_20_Internet_20_Link"><text:span text:style-name="Internet_20_link"><text:span text:style-name="MT9">/in/robbyoconnor</text:span></text:span></text:a><text:span text:style-name="MT9">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rav</meta:initial-creator>
    <meta:creation-date>2015-02-03T12:00:00</meta:creation-date>
    <dc:date>2019-06-10T19:12:17.425717684</dc:date>
    <meta:print-date>2010-06-15T16:13:00</meta:print-date>
    <meta:editing-cycles>86</meta:editing-cycles>
    <meta:editing-duration>P1DT2H37M49S</meta:editing-duration>
    <meta:generator>LibreOffice/6.0.7.3$Linux_X86_64 LibreOffice_project/00m0$Build-3</meta:generator>
    <meta:document-statistic meta:table-count="0" meta:image-count="0" meta:object-count="0" meta:page-count="1" meta:paragraph-count="33" meta:word-count="456" meta:character-count="3367" meta:non-whitespace-character-count="2890"/>
  </office:meta>
</office:document-meta>
</file>